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director}} любит тот {{item}}, который привозит {{supplier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dus </meta:initial-creator>
    <meta:creation-date>2011-04-23T21:16:43</meta:creation-date>
    <dc:date>2011-05-05T17:42:58</dc:date>
    <meta:editing-duration>PT2M11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1" meta:word-count="7" meta:character-count="62"/>
  </office:meta>
</office:document-meta>
</file>